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m : {{ main_record.nom }}</text:p>
      <text:p text:style-name="Standard">Numéro interne : {{ main_record.no_interne }}</text:p>
      <text:p text:style-name="Standard">Du {{ start_date }} au {{ end_date }}</text:p>
      <text:p text:style-name="Standard"/>
      <text:p text:style-name="Standard">Sous-enregistrements :</text:p>
      <text:p text:style-name="Standard">{% for sub in sub_records %}</text:p>
      <text:p text:style-name="Standard">- {{ sub.titre }} ({{ sub.date }})</text:p>
      <text:p text:style-name="Standard">{% endfor %}</text:p>
      <text:p text:style-name="Standard"/>
      <text:p text:style-name="Standard">{{ page_break }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3T18:21:03.444723900</meta:creation-date>
    <dc:date>2025-08-23T18:21:07.488301200</dc:date>
    <meta:editing-duration>PT5S</meta:editing-duration>
    <meta:editing-cycles>1</meta:editing-cycles>
    <meta:document-statistic meta:table-count="0" meta:image-count="0" meta:object-count="0" meta:page-count="1" meta:paragraph-count="8" meta:word-count="40" meta:character-count="221" meta:non-whitespace-character-count="189"/>
    <meta:generator>LibreOffice/25.2.5.2$Windows_X86_64 LibreOffice_project/03d19516eb2e1dd5d4ccd751a0d6f35f35e08022</meta:generator>
  </office:meta>
</office:document-meta>
</file>